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ae9" officeooo:paragraph-rsid="00041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item>
          <text:h text:style-name="A_20_1" text:outline-level="1">Text 1</text:h>
        </text:list-item>
        <text:list-item>
          <text:h text:style-name="A_20_1" text:outline-level="1">Text 2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A_20_1" style:display-name="A 1" style:family="paragraph" style:parent-style-name="Heading_20_1" style:list-style-name="Numbering_20_123" style:list-level="1">
      <style:text-properties officeooo:rsid="00041ae9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_20_2" style:display-name="A 2" style:family="paragraph" style:parent-style-name="Heading_20_2" style:list-style-name="Numbering_20_123" style:list-level="2"/>
    <style:style style:name="A_20_3" style:display-name="A 3" style:family="paragraph" style:parent-style-name="Heading_20_3" style:list-style-name="Numbering_20_123" style:list-level="3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5:42:30.169355569</meta:creation-date>
    <dc:date>2023-07-07T15:49:00.684637364</dc:date>
    <meta:editing-duration>PT6M30S</meta:editing-duration>
    <meta:editing-cycles>1</meta:editing-cycles>
    <meta:document-statistic meta:table-count="0" meta:image-count="0" meta:object-count="0" meta:page-count="1" meta:paragraph-count="2" meta:word-count="6" meta:character-count="18" meta:non-whitespace-character-count="12"/>
    <meta:generator>LibreOfficeDev/24.2.0.0.alpha0$Linux_X86_64 LibreOffice_project/11419c34eb38b1d15bd83ca8c511346a7bc30537</meta:generator>
  </office:meta>
</office:document-meta>
</file>